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3cm" style:type="center"/>
          <style:tab-stop style:position="2.977cm" style:type="center"/>
          <style:tab-stop style:position="4.994cm" style:type="center"/>
        </style:tab-stops>
      </style:paragraph-properties>
      <style:text-properties style:font-name="DejaVu Sans Mono" fo:font-size="10pt" officeooo:rsid="0003c53f" officeooo:paragraph-rsid="0003c53f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0.993cm" style:type="center"/>
          <style:tab-stop style:position="2.977cm" style:type="center"/>
          <style:tab-stop style:position="4.994cm" style:type="center"/>
        </style:tab-stops>
      </style:paragraph-properties>
      <style:text-properties style:font-name="DejaVu Sans Mono" fo:font-size="8pt" officeooo:rsid="0003c53f" officeooo:paragraph-rsid="0003c53f" style:font-size-asian="8pt" style:font-size-complex="8pt"/>
    </style:style>
    <style:style style:name="P3" style:family="paragraph" style:parent-style-name="Standard">
      <style:paragraph-properties>
        <style:tab-stops>
          <style:tab-stop style:position="0.993cm" style:type="center"/>
          <style:tab-stop style:position="2.977cm" style:type="center"/>
          <style:tab-stop style:position="4.994cm" style:type="center"/>
        </style:tab-stops>
      </style:paragraph-properties>
      <style:text-properties style:font-name="DejaVu Sans Mono" fo:font-size="8pt" officeooo:rsid="0003c53f" officeooo:paragraph-rsid="00055983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AUTOBUZZ<text:tab/>ACK &amp; BUZZ<text:tab/>ACK<text:line-break/></text:p>
      <text:p text:style-name="P2"><text:line-break/></text:p>
      <text:p text:style-name="P1"><text:tab/>ACK<text:tab/>ACK &amp;<text:tab/>AUTO<text:line-break/><text:tab/><text:tab/>BUZZ<text:tab/>BUZZ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3.0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4:57:12.620081387</meta:creation-date>
    <dc:date>2025-03-31T23:09:16.652671120</dc:date>
    <meta:editing-duration>PT7M5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1" meta:character-count="54" meta:non-whitespace-character-count="38"/>
  </office:meta>
</office:document-meta>
</file>